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1];[.F191];[.D191];[.G191];[.H191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2];[.F192];[.D192];[.G192];[.H192])" office:value-type="string" office:string-value="Class 2: 493 - Kin of Ash" calcext:value-type="string">
            <text:p>Class 2: 493 - Kin of Ash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50" calcext:value-type="float">
            <text:p>1550</text:p>
          </table:table-cell>
          <table:table-cell table:style-name="ce5" table:formula="of:=[.E2]" office:value-type="float" office:value="1550" calcext:value-type="float">
            <text:p>1550.0</text:p>
          </table:table-cell>
          <table:table-cell/>
          <table:table-cell table:style-name="ce6"/>
          <table:table-cell table:style-name="ce32" table:formula="of:=[.U9]" office:value-type="float" office:value="28705687.4146" calcext:value-type="float">
            <text:p>28,705,687</text:p>
          </table:table-cell>
          <table:table-cell table:style-name="ce11" table:formula="of:=[.V9]" office:value-type="float" office:value="1491020.95" calcext:value-type="float">
            <text:p>1,491,021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30070" calcext:value-type="float">
            <text:p>30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6.2006666666667" calcext:value-type="float">
            <text:p>86.2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10" calcext:value-type="float">
            <text:p>210</text:p>
          </table:table-cell>
          <table:table-cell table:formula="of:=SUM([.AK3:.AK4])" office:value-type="float" office:value="462.9702" calcext:value-type="float">
            <text:p>462.9702</text:p>
          </table:table-cell>
          <table:table-cell table:formula="of:=SUM([.AL3:.AL4])" office:value-type="float" office:value="0.2314851" calcext:value-type="float">
            <text:p>0.2314851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3: 456 - The Faen Valkyrie" calcext:value-type="string">
            <text:p>Class 3: 456 - The Faen Valkyrie</text:p>
          </table:table-cell>
          <table:table-cell table:style-name="ce6" office:value-type="float" office:value="456" calcext:value-type="float">
            <text:p>45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4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5])" office:value-type="float" office:value="23934.95" calcext:value-type="float">
            <text:p>23935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350386.78" calcext:value-type="float">
            <text:p>9350386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705687.4146" calcext:value-type="float">
            <text:p>28705687.4146</text:p>
          </table:table-cell>
          <table:table-cell table:style-name="ce6" table:formula="of:=([.S11]+[.S12])/2" office:value-type="float" office:value="1491020.95" calcext:value-type="float">
            <text:p>1491020.9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0];[.E2])" office:value-type="string" office:string-value="Vit: 1550" calcext:value-type="string">
            <text:p>Vit: 15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8060988.0492" calcext:value-type="float">
            <text:p>48060988.04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1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9" calcext:value-type="float">
            <text:p>48.6549999999999</text:p>
          </table:table-cell>
          <table:table-cell table:formula="of:=[.$S$2]/(1/(1+[.$O$15]+[.$AV$15]))" office:value-type="float" office:value="1428776.05" calcext:value-type="float">
            <text:p>1428776.0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2];[.F202];[.K202];[.G202];[.H202];[.I202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49999999999" calcext:value-type="float">
            <text:p>51.6549999999999</text:p>
          </table:table-cell>
          <table:table-cell table:formula="of:=[.$S$2]/(1/(1+[.$O$15]+[.$AJ$15]+[.$AV$15]))" office:value-type="float" office:value="1553265.85" calcext:value-type="float">
            <text:p>1553265.8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3];[.F203];[.K203];[.G203];[.H203];[.I203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91020.95" calcext:value-type="float">
            <text:p>1491021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4]; [.F204];[.K204];[.G204]; [.H204]; [.I204])" office:value-type="string" office:string-value="Int: 1601 [23,935.0]" calcext:value-type="string">
            <text:p>Int: 1601 [23,935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5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5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5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5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5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5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5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5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5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5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5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5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5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7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8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9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1];[.C211])" office:value-type="string" office:string-value="Health:   30,070" calcext:value-type="string">
            <text:p>Health: <text:s text:c="2"/>30,07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2];[.C212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3];[.C213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hp/sec:  0.32% [86.2] [317.1 seconds]" calcext:value-type="string">
            <text:p>hp/sec: <text:s/>0.32% [86.2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7:.K217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8:.K218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3" calcext:value-type="float">
            <text:p>49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20];[.E220];[.F220];[.G220]; [.H220]; [.I220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21]; [.E221]; [.F221]; [.G221]; [.H221]; [.I221])" office:value-type="string" office:string-value="Effective Health: 1,491,021.0 [hp x 97.30]" calcext:value-type="string">
            <text:p>Effective Health: 1,491,021.0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4]; &quot;-&quot;; [.I224]; [.J224]; [.B18]; [.K224]; [.D224]; [.L224]; [.M224]; [.N224]; [.O224];[.P224];[.Q224];[.R224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5]; &quot;-&quot;; [.I225]; [.J225]; [.B19]; [.K225]; [.D225]; [.L225]; [.M225]; [.N225]; [.O225];[.P225];[.Q225];[.R225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0]; [.K226]; [.D226]; [.L226]; [.M226]; [.N226]; [.O226];[.P226];[.Q226];[.R226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7]; &quot;-&quot;; [.I227]; [.J227]; [.B21]; [.K227]; [.D227]; [.L227]; [.M227]; [.N227]; [.O227];[.P227];[.Q227];[.R227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2]; [.K228]; [.D228]; [.L228]; [.M228]; [.N228]; [.O228];[.P228];[.Q228];[.R228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9]; &quot;-&quot;; [.I229]; [.J229]; [.B23]; [.K229]; [.D229]; [.L229]; [.M229]; [.N229]; [.O229];[.P229];[.Q229];[.R229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0]; &quot;-&quot;; [.I230]; [.J230]; [.B24]; [.K230]; [.D230]; [.L230]; [.M230]; [.N230]; [.O230];[.P230];[.Q230];[.R230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1]; &quot;-&quot;; [.I231]; [.J231]; [.B25]; [.K231]; [.D231]; [.L231]; [.M231]; [.N231]; [.O231];[.P231];[.Q231];[.R231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6" calcext:value-type="float">
            <text:p>45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6]; [.K232]; [.D232]; [.L232]; [.M232]; [.N232]; [.O232];[.P232];[.Q232];[.R232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3]; &quot;-&quot;; [.I233]; [.J233]; [.B27]; [.K233]; [.D233]; [.L233]; [.M233]; [.N233]; [.O233];[.P233];[.Q233];[.R233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0]; [.K236]; [.D236]; [.L236]; [.M236]; [.N236]; [.O236];[.P236];[.Q236];[.R236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7]; &quot;-&quot;; [.I237]; [.J237]; [.B31]; [.K237]; [.D237]; [.L237]; [.M237]; [.N237]; [.O237];[.P237];[.Q237];[.R237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8]; &quot;-&quot;; [.I238]; [.J238]; [.B32]; [.K238]; [.D238]; [.L238]; [.M238]; [.N238]; [.O238];[.P238];[.Q238];[.R238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3]; [.K239]; [.D239]; [.L239]; [.M239]; [.N239]; [.O239];[.P239];[.Q239];[.R239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0]; &quot;-&quot;; [.I240]; [.J240]; [.B34]; [.K240]; [.D240]; [.L240]; [.M240]; [.N240]; [.O240];[.P240];[.Q240];[.R240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5]; [.K241]; [.D241]; [.L241]; [.M241]; [.N241]; [.O241];[.P241];[.Q241];[.R241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6]; [.K242]; [.D242]; [.L242]; [.M242]; [.N242]; [.O242];[.P242];[.Q242];[.R242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7]; [.K243]; [.D243]; [.L243]; [.M243]; [.N243]; [.O243];[.P243];[.Q243];[.R243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8]; [.K244]; [.D244]; [.L244]; [.M244]; [.N244]; [.O244];[.P244];[.Q244];[.R244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9]; [.K245]; [.D245]; [.L245]; [.M245]; [.N245]; [.O245];[.P245];[.Q245];[.R245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8]; &quot;-&quot;; [.I248]; [.J248]; [.B42]; [.K248]; [.D248]; [.L248]; [.M248]; [.N248]; [.O248];[.P248];[.Q248];[.R248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3]; [.K249]; [.D249]; [.L249]; [.M249]; [.N249]; [.O249];[.P249];[.Q249];[.R249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4]; [.K250]; [.D250]; [.L250]; [.M250]; [.N250]; [.O250];[.P250];[.Q250];[.R250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5]; [.K251]; [.D251]; [.L251]; [.M251]; [.N251]; [.O251];[.P251];[.Q251];[.R251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2]; &quot;-&quot;; [.I252]; [.J252]; [.B46]; [.K252]; [.D252]; [.L252]; [.M252]; [.N252]; [.O252];[.P252];[.Q252];[.R252]; [.T252];[.U252]; [.V252]; [.W252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7]; [.K253]; [.D253]; [.L253]; [.M253]; [.N253]; [.O253];[.P253];[.Q253];[.R253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88" calcext:value-type="float">
            <text:p>2088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1]+([.C111]-1)*20" office:value-type="float" office:value="54" calcext:value-type="float">
            <text:p>54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4%" calcext:value-type="string">
            <text:p>64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table:formula="of:=COM.MICROSOFT.CONCAT([.B148:.N148])" office:value-type="string" office:string-value="Weight: 210.0 kgs [463.0 lbs] [0.23 tons]" calcext:value-type="string">
            <text:p>Weight: 210.0 kgs [463.0 lbs] [0.23 tons]</text:p>
          </table:table-cell>
          <table:table-cell office:value-type="string" calcext:value-type="string">
            <text:p>Weight: </text:p>
          </table:table-cell>
          <table:table-cell/>
          <table:table-cell table:formula="of:=TEXT([.AJ2]; &quot;###,#.0&quot;)" office:value-type="string" office:string-value="210.0" calcext:value-type="string">
            <text:p>21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463.0" calcext:value-type="string">
            <text:p>463.0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3" calcext:value-type="string">
            <text:p>0.23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0" calcext:value-type="float">
            <text:p>500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91:.$E$193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493" calcext:value-type="float">
            <text:p>493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1:.$E$193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56" calcext:value-type="float">
            <text:p>456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1:.$E$193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0:.$L$205])-[.L20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0:.$L$205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7" calcext:value-type="float">
            <text:p>7</text:p>
          </table:table-cell>
          <table:table-cell table:formula="of:=REPT(&quot; &quot;; MAX([.$J$202:.$J$204])-[.J202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0:.$L$205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2:.$J$204])-[.J203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0:.$L$205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35.0" calcext:value-type="string">
            <text:p>23,935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8" calcext:value-type="float">
            <text:p>8</text:p>
          </table:table-cell>
          <table:table-cell table:formula="of:=REPT(&quot; &quot;; MAX([.$J$202:.$J$204])-[.J204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0:.$L$205])-[.L20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0:.$L$205])-[.L205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0,070" calcext:value-type="string">
            <text:p>30,070</text:p>
          </table:table-cell>
          <table:table-cell table:formula="of:=LEN([.C211])" office:value-type="float" office:value="6" calcext:value-type="float">
            <text:p>6</text:p>
          </table:table-cell>
          <table:table-cell table:formula="of:=REPT(&quot; &quot;;MAX([.$D$211:.$D$213])-[.D21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2])" office:value-type="float" office:value="5" calcext:value-type="float">
            <text:p>5</text:p>
          </table:table-cell>
          <table:table-cell table:formula="of:=REPT(&quot; &quot;;MAX([.$D$211:.$D$213])-[.D212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3])" office:value-type="float" office:value="7" calcext:value-type="float">
            <text:p>7</text:p>
          </table:table-cell>
          <table:table-cell table:formula="of:=REPT(&quot; &quot;;MAX([.$D$211:.$D$213])-[.D21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6.2" calcext:value-type="string">
            <text:p>86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20:.$J$221])-[.J22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0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20])" office:value-type="float" office:value="7" calcext:value-type="float">
            <text:p>7</text:p>
          </table:table-cell>
          <table:table-cell table:formula="of:=LEN([.H22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91,021.0" calcext:value-type="string">
            <text:p>1,491,021.0</text:p>
          </table:table-cell>
          <table:table-cell table:formula="of:=REPT(&quot; &quot;;MAX([.$J$220:.$J$221])-[.J22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0:.$K$221])-[.K221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21])" office:value-type="float" office:value="11" calcext:value-type="float">
            <text:p>11</text:p>
          </table:table-cell>
          <table:table-cell table:formula="of:=LEN([.H221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4:.E25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3]-[.E224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 " calcext:value-type="string">
            <text:p><text:s text:c="12"/></text:p>
          </table:table-cell>
          <table:table-cell table:formula="of:=IF([.M22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3]-[.E225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" calcext:value-type="string">
            <text:p><text:s text:c="2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3]-[.E226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" calcext:value-type="string">
            <text:p><text:s text:c="7"/></text:p>
          </table:table-cell>
          <table:table-cell table:formula="of:=IF([.M226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3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3]-[.E227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      " calcext:value-type="string">
            <text:p><text:s text:c="17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3]-[.E228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 " calcext:value-type="string">
            <text:p><text:s text:c="10"/></text:p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3]-[.E229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" calcext:value-type="string">
            <text:p><text:s text:c="11"/></text:p>
          </table:table-cell>
          <table:table-cell table:formula="of:=IF([.M229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3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3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3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3]-[.E230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" calcext:value-type="string">
            <text:p><text:s text:c="9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3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3]-[.E231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" calcext:value-type="string">
            <text:p><text:s text:c="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3]-[.E232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3]-[.E233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" calcext:value-type="string">
            <text:p><text:s text:c="7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>
            <text:p/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>
            <text:p/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3]-[.E236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" calcext:value-type="string">
            <text:p><text:s text:c="12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3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3]-[.E237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" calcext:value-type="string">
            <text:p><text:s text:c="12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3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3]-[.E238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3]-[.E239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" calcext:value-type="string">
            <text:p><text:s text:c="9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3]-[.E240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3]-[.E241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" calcext:value-type="string">
            <text:p><text:s text:c="6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3]-[.E242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" calcext:value-type="string">
            <text:p><text:s text:c="13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3]-[.E243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" calcext:value-type="string">
            <text:p><text:s text:c="13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3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3]-[.E244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" calcext:value-type="string">
            <text:p><text:s text:c="1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3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3]-[.E245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" calcext:value-type="string">
            <text:p><text:s text:c="12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3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>
            <text:p/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>
            <text:p/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3]-[.E248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" calcext:value-type="string">
            <text:p><text:s text:c="15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3]-[.E249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" calcext:value-type="string">
            <text:p><text:s text:c="8"/></text:p>
          </table:table-cell>
          <table:table-cell table:formula="of:=IF([.M249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3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3]-[.E250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" calcext:value-type="string">
            <text:p><text:s text:c="13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3]-[.E251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3]-[.E252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2])" office:value-type="string" office:string-value="    " calcext:value-type="string">
            <text:p><text:s text:c="4"/></text:p>
          </table:table-cell>
          <table:table-cell table:style-name="ce21" table:formula="of:=IF([.M25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3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3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3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3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2]);&quot;#.00%&quot;); [.$M$223]; TEXT((0.5%+0.05%*[.I252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3]-[.E253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 office:value-type="string" office:string-value="          " calcext:value-type="string">
            <text:p><text:s text:c="10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3 - Kin of Ash" calcext:value-type="string">
            <text:p>Class 2: 493 - Kin of Ash</text:p>
          </table:table-cell>
        </table:table-row>
        <table:table-row table:style-name="ro1">
          <table:table-cell table:formula="of:=[$Calculations.A3]" office:value-type="string" office:string-value="Class 3: 456 - The Faen Valkyrie" calcext:value-type="string">
            <text:p>Class 3: 45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50" calcext:value-type="string">
            <text:p>Vit: 15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1 [23,935.0]" calcext:value-type="string">
            <text:p>Int: 1601 [23,93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0,070" calcext:value-type="string">
            <text:p>Health: <text:s text:c="2"/>30,07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6.2] [317.1 seconds]" calcext:value-type="string">
            <text:p>hp/sec: <text:s/>0.32% [86.2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91,021.0 [hp x 97.30]" calcext:value-type="string">
            <text:p>Effective Health: 1,491,021.0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0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1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2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3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4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5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6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8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9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0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1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2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3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4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5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5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6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50:3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2:06:56.377000000</dc:date>
    <meta:generator>LibreOffice/7.0.5.2$Windows_X86_64 LibreOffice_project/64390860c6cd0aca4beafafcfd84613dd9dfb63a</meta:generator>
    <meta:editing-duration>PT20H55M49S</meta:editing-duration>
    <meta:editing-cycles>137</meta:editing-cycles>
    <meta:document-statistic meta:table-count="2" meta:cell-count="2105" meta:object-count="0"/>
    <meta:user-defined meta:name="AppVersion">16.0300</meta:user-defined>
  </office:meta>
</office:document-meta>
</file>